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Chapter 4:1-34</text:p>
      <text:p text:style-name="Standard">testing line of txt for git test.</text:p>
      <text:p text:style-name="Standard">http://christianity.stackexchange.com/questions/15586/reason-for-drawing-water-at-unusual-time</text:p>
      <text:p text:style-name="Standard"><text:s/></text:p>
      <text:p text:style-name="Standard">http://www.stempublishing.com/authors/darby/synopsis/john/john4.html</text:p>
      <text:p text:style-name="Standard"><text:s/></text:p>
      <text:p text:style-name="Standard">http://www.freebibleimages.org/illustrations/jesus-samaritan-woman/</text:p>
      <text:p text:style-name="Standard"><text:s/></text:p>
      <text:p text:style-name="Standard">http://www.jewishencyclopedia.com/articles/13522-shechem</text:p>
      <text:p text:style-name="Standard"><text:s/></text:p>
      <text:p text:style-name="Standard">http://www.jewishencyclopedia.com/articles/13059-samaritans</text:p>
      <text:p text:style-name="Standard"><text:s/></text:p>
      <text:p text:style-name="Standard">When he heard the Pharisees had heard He made more disciples he left judea</text:p>
      <text:p text:style-name="Standard">Why?</text:p>
      <text:p text:style-name="Standard">Because He wants to keep a low profile.</text:p>
      <text:p text:style-name="Standard">And departed again to Galilee.</text:p>
      <text:p text:style-name="Standard">Why again?</text:p>
      <text:p text:style-name="Standard">It simple means He wanted to go back there, this is where He performed His first miracle at Cana.</text:p>
      <text:p text:style-name="Standard"/>
      <text:p text:style-name="Standard">3</text:p>
      <text:p text:style-name="Standard">Left judea and departed to Galilee.</text:p>
      <text:p text:style-name="Standard">Distance? </text:p>
      <text:p text:style-name="Standard">70 miles if you go by way of Samaria. Which He did.</text:p>
      <text:p text:style-name="Standard">Approx 2 ½ days journey.</text:p>
      <text:p text:style-name="Standard"/>
      <text:p text:style-name="Standard">4</text:p>
      <text:p text:style-name="Standard">He needed to go through (not sent to the gentiles, but the lost sheep of the house of Israel)</text:p>
      <text:p text:style-name="Standard">Why? How?</text:p>
      <text:p text:style-name="Standard">First, the Holy Spirit drives Him to go via Sychar.</text:p>
      <text:p text:style-name="Standard">This is what happened.</text:p>
      <text:p text:style-name="Standard">He was directed by God to go there. Otherwise, why stop at a Samarian town?</text:p>
      <text:p text:style-name="Standard">What was the deal with Samaria/Samaritans???</text:p>
      <text:p text:style-name="Standard">Well according to the Jewish Encyclopedia the history of the Samaritan's as a distinct community begins with the taking of Samaria by the Assyrians in 722 BC.</text:p>
      <text:p text:style-name="Standard"/>
      <text:p text:style-name="Standard">The topography of Samaria is not indicated in the Bible; the mountains of Samaria are mentioned several times (Amos iii. 9; Jer. xxxi. 5; and elsewhere) and "the field of Samaria" once (Ob. 19).</text:p>
      <text:p text:style-name="Standard">Through recent investigations it has become known that the mountain of Samaria is one situated in a basin surrounded by hills, six miles from Shechem, and almost on the edge of the maritime plain. Owing to its fertility, which is alluded to in Isa. Xxviii. 1.</text:p>
      <text:p text:style-name="Standard">It continued to be the capital of the kingdom of the Ten Tribes for a space of two centuries, till it was destroyed by the Assyrian king (I Kings xvi. 29 <text:span text:style-name="T1">et passim</text:span>; II Kings i. 3, iii. 1, <text:span text:style-name="T1">et passim</text:span>). Isaiah called Samaria "the head of Ephraim" (Isa. vii. 9), and Ezekiel speaks of "Samaria and her daughters" (Ezek. Xvi. 53).</text:p>
      <text:p text:style-name="Standard">Ahab built there a temple for Baal with an altar for the cult of that divinity (I Kings xvi. 32); and perhaps the ivory palace (<text:span text:style-name="T1">ib.</text:span> xxii. 39) was also at or near Samaria.</text:p>
      <text:p text:style-name="Standard"/>
      <text:p text:style-name="Text_20_body">Other notable events took place in Samaria: it was there that Ahab met Jehoshaphat, both of whom sat in the entrance of the gate to hear the prophecy of Micaiah (I Kings xxii. 10; II Chron. xviii. 2, 9). The seventy sons of Ahab were brought up in Samaria, and were slain there by command of Jehu, who destroyed "all that remained of the house of Ahab," as well as the temple of Baal (II Kings x. 1-27). According to II Chron. xxii. 9, Ahaziah, King of Judah, was killed at Samaria <text:soft-page-break/>(comp. II Kings ix. 27). Joash, after having captured Jerusalem, brought to Samaria all the gold, silver, and vessels of the Temple and of the king's palace (<text:span text:style-name="T1">ib.</text:span> xiv. 14; II Chron. xxiv. 25). Pekah returned to Samaria with the spoils and a great number of captives of Judah, who were well treated in Samaria and afterward released (II Chron. xxviii. 8-9, 15).</text:p>
      <text:p text:style-name="Text_20_body">In the seventh year of Hoshea, Samaria was besieged by Shalmaneser. Three years later it was captured by an Assyrian king (II Kings xvii. 5-6, xviii. 9-10) whose name is not mentioned; and although Josephus ("Ant." ix. 14, § 1) states that it was Shalmaneser, the Assyrian cuneiform inscriptions show that it was Sargon who ascended the throne in 722 BC</text:p>
      <text:p text:style-name="Text_20_body">and captured Samaria in the following year. The city, however, was not destroyed (comp. Jer. xli. 5). Two years later it made an alliance with Hamath, Arpad, and Damascus against the Assyrians, which failed through the overthrow of the King of Hamath (inscriptions of Sargon). The deported Israelites of Samaria as well as those of its dependencies were replaced by heathen from different countries, sent thither by the Assyrian king. The new settlers established there a mixed cult of Jahvism and heathenism (II Kings xvii.24-41). According to the Jewish theory they were the founders of the Samaritan religion and the ancestors of the Samaritans. From the time of its foundation to its fall the city was a place of idolatry, not one of its kings being a worshiper of . It was violently denounced by Amos (viii. 14), Isaiah (vii. 1, <text:span text:style-name="T1">passim</text:span>), Micah (i. 6), and other prophets, who also foretold the punishment of the city.</text:p>
      <text:p text:style-name="Standard">5</text:p>
      <text:p text:style-name="Standard">Samaritan Town – Sychar</text:p>
      <text:p text:style-name="Standard">Background!!</text:p>
      <text:p text:style-name="Standard">Sychar (Shechem) was to the Samaritans what Jerusalem was to the Jews.</text:p>
      <text:p text:style-name="Standard"/>
      <text:p text:style-name="Standard">At any rate, a century later, in 332, by permission of Alexander, a temple was built on the holy hill of Gerizim, near Shechem, which thus became, if it had not formerly been so, the "ḳiblah" of Samaritan worship. Destroyed 200 years later. Remained destroyed at the time of Jesus.</text:p>
      <text:p text:style-name="Standard"/>
      <text:p text:style-name="Standard">Was rebuilt by the Romans later somewhere between 300-400 CE. </text:p>
      <text:p text:style-name="Standard"/>
      <text:p text:style-name="Standard">5</text:p>
      <text:p text:style-name="Standard">Near plot of land Jacob gave to Joseph.</text:p>
      <text:p text:style-name="Standard">References and background</text:p>
      <text:p text:style-name="Standard"/>
      <text:p text:style-name="Standard">6</text:p>
      <text:p text:style-name="Standard">Tired Thirsty Journey Noon (6th hour) is 12 noon.</text:p>
      <text:p text:style-name="Standard"/>
      <text:p text:style-name="Standard">7</text:p>
      <text:p text:style-name="Standard">A woman of Samaria came to draw water.</text:p>
      <text:p text:style-name="Standard">Why at 12 noon?</text:p>
      <text:p text:style-name="Standard">We will see later.</text:p>
      <text:p text:style-name="Standard">Jesus opens a conversation with her.</text:p>
      <text:p text:style-name="Standard">Jesus the evangelist, not only to the crowds of people but also one on one.</text:p>
      <text:p text:style-name="Standard">Remember the HS has urged Him to sit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3-23T16:37:46.342024265</meta:creation-date>
    <meta:editing-cycles>3</meta:editing-cycles>
    <meta:editing-duration>P1DT2H18M34S</meta:editing-duration>
    <dc:date>2014-03-30T16:19:11</dc:date>
    <dc:creator>Eddie Mooney</dc:creator>
    <meta:generator>OpenOffice/4.0.1$Unix OpenOffice.org_project/401m5$Build-9714</meta:generator>
    <meta:document-statistic meta:table-count="0" meta:image-count="0" meta:object-count="0" meta:page-count="2" meta:paragraph-count="56" meta:word-count="868" meta:character-count="5082"/>
  </office:meta>
</office:document-meta>
</file>